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9000001049518A840FF24F017.png" manifest:media-type="image/png"/>
  <manifest:file-entry manifest:full-path="Pictures/10000000000000CC0000016B45B8ACF9FE0CEE1D.png" manifest:media-type="image/png"/>
  <manifest:file-entry manifest:full-path="Pictures/1000000000000125000000C6120E6C0EC72703CE.png" manifest:media-type="image/png"/>
  <manifest:file-entry manifest:full-path="Pictures/10000000000000580000009BD6328FD2F9B6E1AB.png" manifest:media-type="image/png"/>
  <manifest:file-entry manifest:full-path="Pictures/10000201000002A90000008AC1B86707F2F93698.png" manifest:media-type="image/png"/>
  <manifest:file-entry manifest:full-path="Pictures/100002010000010D000000BC1C7F0BBCA8F0BBA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0.367cm" fo:min-width="3.292cm"/>
      <style:paragraph-properties style:writing-mode="lr-tb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.544cm" fo:min-width="1.764cm"/>
    </style:style>
    <style:style style:name="gr4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ffff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102cm" svg:stroke-color="#00a933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textarea-horizontal-align="justify" draw:textarea-vertical-align="middle" draw:auto-grow-height="false" fo:min-height="3.455cm" fo:min-width="3.998cm"/>
      <style:paragraph-properties style:writing-mode="lr-tb"/>
    </style:style>
    <style:style style:name="gr10" style:family="graphic" style:parent-style-name="objectwithoutfill">
      <style:graphic-properties svg:stroke-width="0.152cm" svg:stroke-color="#ff8000" draw:marker-start-width="0.432cm" draw:marker-end-width="0.432cm" draw:fill="solid" draw:textarea-vertical-align="middle" fo:padding-top="0.2cm" fo:padding-bottom="0.2cm" fo:padding-left="0.325cm" fo:padding-right="0.325cm"/>
    </style:style>
    <style:style style:name="gr11" style:family="graphic" style:parent-style-name="objectwithoutfill">
      <style:graphic-properties svg:stroke-width="0.152cm" svg:stroke-color="#00a933" draw:marker-start-width="0.432cm" draw:marker-end-width="0.432cm" draw:fill="solid" draw:textarea-vertical-align="middle" fo:padding-top="0.2cm" fo:padding-bottom="0.2cm" fo:padding-left="0.325cm" fo:padding-right="0.325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102cm" svg:stroke-color="#999999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svg:stroke-color="#a1467e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02cm" svg:stroke-color="#2a6099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dddddd"/>
      <style:paragraph-properties fo:text-align="center" style:writing-mode="lr-tb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372cm" svg:height="7.248cm" svg:x="-0.406cm" svg:y="3.333cm">
          <draw:image xlink:href="Pictures/100002010000010D000000BC1C7F0BBCA8F0BBA6.png" xlink:type="simple" xlink:show="embed" xlink:actuate="onLoad" loext:mime-type="image/png">
            <text:p/>
          </draw:image>
        </draw:frame>
        <draw:custom-shape draw:style-name="gr2" draw:text-style-name="P3" draw:layer="layout" svg:width="3.792cm" svg:height="0.617cm" svg:x="18.463cm" svg:y="1.588cm">
          <text:p text:style-name="P2">DS18B2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64cm" svg:height="0.794cm" svg:x="16.228cm" svg:y="1.499cm">
          <text:p/>
          <draw:enhanced-geometry svg:viewBox="0 0 21600 21600" draw:type="rectangle" draw:enhanced-path="M 0 0 L 21600 0 21600 21600 0 21600 0 0 Z N"/>
        </draw:custom-shape>
        <draw:polyline draw:style-name="gr4" draw:text-style-name="P5" draw:layer="layout" svg:width="10.553cm" svg:height="10.259cm" draw:transform="rotate (-3.14159265358979) translate (16.258cm 12.406cm)" svg:viewBox="0 0 10554 10260" draw:points="0,10260 588,10260 588,0 10554,0 10554,2058">
          <text:p/>
        </draw:polyline>
        <draw:polyline draw:style-name="gr5" draw:text-style-name="P5" draw:layer="layout" svg:width="8.804cm" svg:height="1.521cm" draw:transform="rotate (-3.14159265358979) translate (16.258cm 3.46199999999999cm)" svg:viewBox="0 0 8805 1522" draw:points="0,1522 8805,1500 8739,0">
          <text:p/>
        </draw:polyline>
        <draw:polyline draw:style-name="gr6" draw:text-style-name="P5" draw:layer="layout" svg:width="9.759cm" svg:height="9.612cm" draw:transform="rotate (-3.14159265358979) translate (16.228cm 11.289cm)" svg:viewBox="0 0 9760 9613" draw:points="0,9613 970,9613 970,0 9760,0 9760,999">
          <text:p/>
        </draw:polyline>
        <draw:frame draw:style-name="gr7" draw:text-style-name="P1" draw:layer="layout" svg:width="2.042cm" svg:height="0.413cm" svg:x="12.524cm" svg:y="5.468cm">
          <draw:image xlink:href="Pictures/10000201000002A90000008AC1B86707F2F93698.png" xlink:type="simple" xlink:show="embed" xlink:actuate="onLoad" loext:mime-type="image/png">
            <text:p/>
          </draw:image>
        </draw:frame>
        <draw:line draw:style-name="gr4" draw:text-style-name="P5" draw:layer="layout" svg:x1="15.758cm" svg:y1="5.674cm" svg:x2="14.523cm" svg:y2="5.674cm">
          <text:p/>
        </draw:line>
        <draw:line draw:style-name="gr4" draw:text-style-name="P5" draw:layer="layout" svg:x1="12.612cm" svg:y1="5.733cm" svg:x2="12.583cm" svg:y2="1.97cm">
          <text:p/>
        </draw:line>
        <draw:frame draw:style-name="gr7" draw:text-style-name="P1" draw:layer="layout" svg:width="7.751cm" svg:height="5.238cm" draw:transform="rotate (-1.57184352434609) translate (23.748cm 7.16cm)">
          <draw:image xlink:href="Pictures/1000000000000125000000C6120E6C0EC72703CE.png" xlink:type="simple" xlink:show="embed" xlink:actuate="onLoad" loext:mime-type="image/png">
            <text:p/>
          </draw:image>
        </draw:frame>
        <draw:polyline draw:style-name="gr4" draw:text-style-name="P5" draw:layer="layout" svg:width="3.571cm" svg:height="16.073cm" draw:transform="rotate (-1.5707963267949) translate (21.861cm 12.468cm)" svg:viewBox="0 0 3572 16074" draw:points="0,16074 3572,16074 3572,0 2117,0">
          <text:p/>
        </draw:polyline>
        <draw:polyline draw:style-name="gr6" draw:text-style-name="P5" draw:layer="layout" svg:width="4.067cm" svg:height="15.907cm" draw:transform="rotate (-1.5707963267949) translate (22.423cm 11.344cm)" svg:viewBox="0 0 4068 15908" draw:points="0,15908 4068,15908 4068,0 3009,0">
          <text:p/>
        </draw:polyline>
        <draw:polyline draw:style-name="gr8" draw:text-style-name="P5" draw:layer="layout" svg:width="14.551cm" svg:height="12.005cm" draw:transform="rotate (-3.14159265358979) translate (21.365cm 14.552cm)" svg:viewBox="0 0 14552 12006" draw:points="0,0 10121,0 10121,12006 14552,12006 14552,10881">
          <text:p/>
        </draw:polyline>
        <draw:frame draw:style-name="gr7" draw:text-style-name="P1" draw:layer="layout" svg:width="3.199cm" svg:height="5.693cm" svg:x="24.222cm" svg:y="-0.76cm">
          <draw:image xlink:href="Pictures/10000000000000CC0000016B45B8ACF9FE0CEE1D.png" xlink:type="simple" xlink:show="embed" xlink:actuate="onLoad" loext:mime-type="image/png">
            <text:p/>
          </draw:image>
        </draw:frame>
        <draw:polyline draw:style-name="gr4" draw:text-style-name="P5" draw:layer="layout" svg:width="1.785cm" svg:height="9.194cm" draw:transform="rotate (-1.5707963267949) translate (30.427cm 5.854cm)" svg:viewBox="0 0 1786 9195" draw:points="11,0 0,5920 0,9195 1786,9195">
          <text:p/>
        </draw:polyline>
        <draw:polyline draw:style-name="gr4" draw:text-style-name="P5" draw:layer="layout" svg:width="3.174cm" svg:height="5.026cm" draw:transform="rotate (-1.5707963267949) translate (27.285cm 4.696cm)" svg:viewBox="0 0 3175 5027" draw:points="0,0 1654,0 1654,5027 3175,5027">
          <text:p/>
        </draw:polyline>
        <draw:custom-shape draw:style-name="gr9" draw:text-style-name="P2" draw:layer="layout" svg:width="4.498cm" svg:height="3.705cm" svg:x="30.471cm" svg:y="4.365cm">
          <text:p text:style-name="P2">fuente</text:p>
          <draw:enhanced-geometry svg:viewBox="0 0 21600 21600" draw:type="rectangle" draw:enhanced-path="M 0 0 L 21600 0 21600 21600 0 21600 0 0 Z N"/>
        </draw:custom-shape>
        <draw:polyline draw:style-name="gr6" draw:text-style-name="P5" draw:layer="layout" svg:width="2.689cm" svg:height="6.129cm" draw:transform="rotate (-1.5707963267949) translate (30.56cm 4.54199999999999cm)" svg:viewBox="0 0 2690 6130" draw:points="0,6130 2690,6130 2690,0">
          <text:p/>
        </draw:polyline>
        <draw:frame draw:style-name="gr7" draw:text-style-name="P1" draw:layer="layout" svg:width="9.55cm" svg:height="6.878cm" svg:x="26.755cm" svg:y="12.48cm">
          <draw:image xlink:href="Pictures/1000000000000169000001049518A840FF24F017.png" xlink:type="simple" xlink:show="embed" xlink:actuate="onLoad" loext:mime-type="image/png">
            <text:p/>
          </draw:image>
        </draw:frame>
        <draw:polyline draw:style-name="gr10" draw:text-style-name="P5" draw:layer="layout" svg:width="17.5cm" svg:height="8.157cm" draw:transform="rotate (-3.14159265358979) translate (26.806cm 18.565cm)" svg:viewBox="0 0 17501 8158" draw:points="0,5352 1274,5291 1274,0 17413,0 17501,8158">
          <text:p/>
        </draw:polyline>
        <draw:polyline draw:style-name="gr11" draw:text-style-name="P5" draw:layer="layout" svg:width="17.831cm" svg:height="8.819cm" draw:transform="rotate (-3.14159265358979) translate (26.74cm 19.227cm)" svg:viewBox="0 0 17832 8820" draw:points="0,5684 811,5557 811,0 17832,221 17788,8820">
          <text:p/>
        </draw:polyline>
        <draw:polyline draw:style-name="gr4" draw:text-style-name="P5" draw:layer="layout" svg:width="20.874cm" svg:height="7.848cm" draw:transform="rotate (-3.14159265358979) translate (26.74cm 20.241cm)" svg:viewBox="0 0 20875 7849" draw:points="0,6383 513,6367 502,0 20875,0 20875,7849">
          <text:p/>
        </draw:polyline>
        <draw:polyline draw:style-name="gr6" draw:text-style-name="P5" draw:layer="layout" svg:width="20.355cm" svg:height="6.58cm" draw:transform="rotate (-3.14159265358979) translate (26.789cm 20.786cm)" svg:viewBox="0 0 20356 6581" draw:points="0,6581 281,6581 281,0 20356,0 20240,5374">
          <text:p/>
        </draw:polyline>
        <draw:frame draw:style-name="gr12" draw:text-style-name="P6" draw:layer="layout" svg:width="2.327cm" svg:height="4.1cm" svg:x="7.699cm" svg:y="-3.418cm">
          <draw:image xlink:href="Pictures/10000000000000580000009BD6328FD2F9B6E1AB.png" xlink:type="simple" xlink:show="embed" xlink:actuate="onLoad" loext:mime-type="image/png">
            <text:p/>
          </draw:image>
        </draw:frame>
        <draw:polyline draw:style-name="gr6" draw:text-style-name="P5" draw:layer="layout" svg:width="1.537cm" svg:height="7.115cm" draw:transform="rotate (-1.5707963267949) translate (15.318cm 0.188999999999992cm)" svg:viewBox="0 0 1538 7116" draw:points="0,7116 1148,7075 1148,0 1538,0">
          <text:p/>
        </draw:polyline>
        <draw:polyline draw:style-name="gr4" draw:text-style-name="P5" draw:layer="layout" svg:width="11.262cm" svg:height="9.146cm" draw:transform="rotate (-1.5707963267949) translate (8.58cm 0.246cm)" svg:viewBox="0 0 11263 9147" draw:points="0,0 642,0 642,9147 11263,9147 11263,2816">
          <text:p/>
        </draw:polyline>
        <draw:polyline draw:style-name="gr13" draw:text-style-name="P5" draw:layer="layout" svg:width="3.136cm" svg:height="1.114cm" draw:transform="rotate (-1.5707963267949) translate (8.92cm 0.359cm)" svg:viewBox="0 0 3137 1115" draw:points="0,0 2419,0 2419,1115 3137,1115">
          <text:p/>
        </draw:polyline>
        <draw:polyline draw:style-name="gr14" draw:text-style-name="P5" draw:layer="layout" svg:width="3.174cm" svg:height="0.963cm" draw:transform="rotate (-1.5707963267949) translate (9.222cm 0.359cm)" svg:viewBox="0 0 3175 964" draw:points="0,0 2627,0 2627,964 3175,964">
          <text:p/>
        </draw:polyline>
        <draw:polyline draw:style-name="gr15" draw:text-style-name="P5" draw:layer="layout" svg:width="3.287cm" svg:height="0.981cm" draw:transform="rotate (-1.5707963267949) translate (9.562cm 0.359cm)" svg:viewBox="0 0 3288 982" draw:points="0,0 2797,0 2797,982 3288,982">
          <text:p/>
        </draw:polylin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presentation:notes draw:style-name="dp2">
          <draw:page-thumbnail draw:style-name="gr1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09:51:44.171424738</meta:creation-date>
    <dc:date>2023-06-27T19:26:00.023641944</dc:date>
    <meta:editing-duration>PT7H3M40S</meta:editing-duration>
    <meta:editing-cycles>30</meta:editing-cycles>
    <meta:generator>LibreOffice/6.4.7.2$Linux_X86_64 LibreOffice_project/40$Build-2</meta:generator>
    <meta:document-statistic meta:object-count="54"/>
  </office:meta>
</office:document-meta>
</file>